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58ad" officeooo:paragraph-rsid="000258a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officeooo:rsid="000258ad" officeooo:paragraph-rsid="000258a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T1" style:family="text">
      <style:text-properties officeooo:rsid="000258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pgrading python code</text:p>
      <text:p text:style-name="Preformatted_20_Text"/>
      <text:p text:style-name="Preformatted_20_Text"><text:span text:style-name="Source_20_Text"><text:span text:style-name="T1">1.v</text:span></text:span><text:span text:style-name="Source_20_Text">irtualenv -p /usr/bin/python3 yourenv</text:span></text:p>
      <text:p text:style-name="Preformatted_20_Text"><text:span text:style-name="Source_20_Text"><text:span text:style-name="T1">2.</text:span></text:span><text:span text:style-name="Source_20_Text">source yourenv/bin/activate</text:span></text:p>
      <text:p text:style-name="P3"><text:span text:style-name="Source_20_Text"><text:span text:style-name="T1">3.</text:span></text:span><text:span text:style-name="Source_20_Text">pip install package-name</text:span></text:p>
      <text:p text:style-name="P4">choosing which python version to use as default</text:p>
      <text:p text:style-name="P4"/>
      <text:p text:style-name="P5"><text:span text:style-name="Source_20_Text"><text:span text:style-name="T3">1. alias python=python3</text:span></text:span></text:p>
      <text:p text:style-name="P5"><text:span text:style-name="Source_20_Text"><text:span text:style-name="T3">2. alias python='/usr/bin/python3'</text:span></text:span></text:p>
      <text:p text:style-name="P5"><text:span text:style-name="Source_20_Text"><text:span text:style-name="T3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57:26.953314753</meta:creation-date>
    <dc:date>2015-10-14T17:45:54.337496333</dc:date>
    <meta:editing-duration>PT14H12M4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26" meta:character-count="220" meta:non-whitespace-character-count="201"/>
  </office:meta>
</office:document-meta>
</file>